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a437" officeooo:paragraph-rsid="0010a437"/>
    </style:style>
    <style:style style:name="P2" style:family="paragraph" style:parent-style-name="Text_20_body">
      <style:text-properties style:text-line-through-style="solid" style:text-line-through-type="single"/>
    </style:style>
    <style:style style:name="P3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4" style:family="paragraph" style:parent-style-name="Text_20_body">
      <style:text-properties style:text-line-through-style="solid" style:text-line-through-type="single" officeooo:rsid="00242bbb" officeooo:paragraph-rsid="00242bbb"/>
    </style:style>
    <style:style style:name="P5" style:family="paragraph" style:parent-style-name="Text_20_body">
      <style:text-properties style:text-line-through-style="solid" style:text-line-through-type="single" officeooo:rsid="000ccb44" officeooo:paragraph-rsid="000ccb44"/>
    </style:style>
    <style:style style:name="P6" style:family="paragraph" style:parent-style-name="Text_20_body">
      <style:text-properties style:text-line-through-style="solid" style:text-line-through-type="single" officeooo:rsid="0033fcca" officeooo:paragraph-rsid="0033fcca"/>
    </style:style>
    <style:style style:name="P7" style:family="paragraph" style:parent-style-name="Text_20_body">
      <style:text-properties style:text-line-through-style="solid" style:text-line-through-type="single" officeooo:rsid="00358a46" officeooo:paragraph-rsid="00358a46"/>
    </style:style>
    <style:style style:name="P8" style:family="paragraph" style:parent-style-name="Text_20_body">
      <style:text-properties officeooo:rsid="0011affa" officeooo:paragraph-rsid="0011affa"/>
    </style:style>
    <style:style style:name="P9" style:family="paragraph" style:parent-style-name="Text_20_body">
      <style:text-properties officeooo:rsid="00242bbb" officeooo:paragraph-rsid="00242bbb"/>
    </style:style>
    <style:style style:name="P10" style:family="paragraph" style:parent-style-name="Text_20_body">
      <style:text-properties style:text-line-through-style="none" style:text-line-through-type="none"/>
    </style:style>
    <style:style style:name="P11" style:family="paragraph" style:parent-style-name="Text_20_body">
      <style:text-properties style:text-line-through-style="none" style:text-line-through-type="none" officeooo:rsid="003c8203" officeooo:paragraph-rsid="003c8203"/>
    </style:style>
    <style:style style:name="P12" style:family="paragraph" style:parent-style-name="Text_20_body">
      <style:text-properties style:text-line-through-style="none" style:text-line-through-type="none" officeooo:rsid="004508a9" officeooo:paragraph-rsid="004508a9"/>
    </style:style>
    <style:style style:name="P13" style:family="paragraph" style:parent-style-name="Text_20_body">
      <style:text-properties officeooo:rsid="002506c5" officeooo:paragraph-rsid="00242bbb"/>
    </style:style>
    <style:style style:name="P14" style:family="paragraph" style:parent-style-name="Text_20_body">
      <style:text-properties officeooo:rsid="0028cdb0" officeooo:paragraph-rsid="0028cdb0"/>
    </style:style>
    <style:style style:name="P15" style:family="paragraph" style:parent-style-name="Text_20_body">
      <style:text-properties officeooo:paragraph-rsid="000d64b8"/>
    </style:style>
    <style:style style:name="P16" style:family="paragraph" style:parent-style-name="Text_20_body">
      <style:text-properties officeooo:rsid="0033fcca" officeooo:paragraph-rsid="0033fcca"/>
    </style:style>
    <style:style style:name="P17" style:family="paragraph" style:parent-style-name="Text_20_body">
      <style:text-properties officeooo:rsid="00358a46" officeooo:paragraph-rsid="00358a46"/>
    </style:style>
    <style:style style:name="P18" style:family="paragraph" style:parent-style-name="Text_20_body">
      <style:text-properties officeooo:rsid="003aa1c4" officeooo:paragraph-rsid="003aa1c4"/>
    </style:style>
    <style:style style:name="P19" style:family="paragraph" style:parent-style-name="Text_20_body">
      <style:text-properties officeooo:rsid="0033816e" officeooo:paragraph-rsid="0033816e"/>
    </style:style>
    <style:style style:name="P20" style:family="paragraph" style:parent-style-name="Text_20_body">
      <style:text-properties officeooo:rsid="003d7437" officeooo:paragraph-rsid="003d7437"/>
    </style:style>
    <style:style style:name="P21" style:family="paragraph" style:parent-style-name="Text_20_body">
      <style:text-properties officeooo:rsid="003e7060" officeooo:paragraph-rsid="003e7060"/>
    </style:style>
    <style:style style:name="P22" style:family="paragraph" style:parent-style-name="Text_20_body">
      <style:text-properties officeooo:rsid="004508a9" officeooo:paragraph-rsid="004508a9"/>
    </style:style>
    <style:style style:name="P23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24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26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P30" style:family="paragraph" style:parent-style-name="Text_20_body">
      <style:text-properties officeooo:rsid="003e7060" officeooo:paragraph-rsid="003e7060"/>
    </style:style>
    <style:style style:name="P31" style:family="paragraph" style:parent-style-name="Text_20_body">
      <style:text-properties style:text-line-through-style="none" style:text-line-through-type="none" officeooo:rsid="0047aeea" officeooo:paragraph-rsid="0047aeea"/>
    </style:style>
    <style:style style:name="T1" style:family="text">
      <style:text-properties officeooo:rsid="000681a4"/>
    </style:style>
    <style:style style:name="T2" style:family="text">
      <style:text-properties officeooo:rsid="00085d32"/>
    </style:style>
    <style:style style:name="T3" style:family="text">
      <style:text-properties officeooo:rsid="000de613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0906ae"/>
    </style:style>
    <style:style style:name="T6" style:family="text">
      <style:text-properties style:text-line-through-style="solid" style:text-line-through-type="single" officeooo:rsid="0011affa"/>
    </style:style>
    <style:style style:name="T7" style:family="text">
      <style:text-properties style:text-line-through-style="solid" style:text-line-through-type="single" officeooo:rsid="0006167a"/>
    </style:style>
    <style:style style:name="T8" style:family="text">
      <style:text-properties style:text-line-through-style="solid" style:text-line-through-type="single" officeooo:rsid="000681a4"/>
    </style:style>
    <style:style style:name="T9" style:family="text">
      <style:text-properties style:text-line-through-style="solid" style:text-line-through-type="single" officeooo:rsid="000c9ad2"/>
    </style:style>
    <style:style style:name="T10" style:family="text">
      <style:text-properties style:text-line-through-style="solid" style:text-line-through-type="single" officeooo:rsid="002c5804"/>
    </style:style>
    <style:style style:name="T11" style:family="text">
      <style:text-properties style:text-line-through-style="solid" style:text-line-through-type="single" officeooo:rsid="002e0342"/>
    </style:style>
    <style:style style:name="T12" style:family="text">
      <style:text-properties style:text-line-through-style="solid" style:text-line-through-type="single" officeooo:rsid="003f1845"/>
    </style:style>
    <style:style style:name="T13" style:family="text">
      <style:text-properties style:text-line-through-style="solid" style:text-line-through-type="single" officeooo:rsid="0042d7cc"/>
    </style:style>
    <style:style style:name="T14" style:family="text">
      <style:text-properties style:text-line-through-style="solid" style:text-line-through-type="single" officeooo:rsid="003fa3fa"/>
    </style:style>
    <style:style style:name="T15" style:family="text">
      <style:text-properties style:text-line-through-style="solid" style:text-line-through-type="single" officeooo:rsid="004031fb"/>
    </style:style>
    <style:style style:name="T16" style:family="text">
      <style:text-properties style:text-line-through-style="solid" style:text-line-through-type="single" officeooo:rsid="0041283b"/>
    </style:style>
    <style:style style:name="T17" style:family="text">
      <style:text-properties style:text-line-through-style="solid" style:text-line-through-type="single" officeooo:rsid="00085d32"/>
    </style:style>
    <style:style style:name="T18" style:family="text">
      <style:text-properties officeooo:rsid="0012bd52"/>
    </style:style>
    <style:style style:name="T19" style:family="text">
      <style:text-properties officeooo:rsid="00147315"/>
    </style:style>
    <style:style style:name="T20" style:family="text">
      <style:text-properties officeooo:rsid="00165080"/>
    </style:style>
    <style:style style:name="T21" style:family="text">
      <style:text-properties officeooo:rsid="001670a3"/>
    </style:style>
    <style:style style:name="T22" style:family="text">
      <style:text-properties officeooo:rsid="0017d1b5"/>
    </style:style>
    <style:style style:name="T23" style:family="text">
      <style:text-properties officeooo:rsid="0018be3e"/>
    </style:style>
    <style:style style:name="T24" style:family="text">
      <style:text-properties officeooo:rsid="0019a396"/>
    </style:style>
    <style:style style:name="T25" style:family="text">
      <style:text-properties officeooo:rsid="001a033c"/>
    </style:style>
    <style:style style:name="T26" style:family="text">
      <style:text-properties officeooo:rsid="001ba5d4"/>
    </style:style>
    <style:style style:name="T27" style:family="text">
      <style:text-properties officeooo:rsid="000d64b8"/>
    </style:style>
    <style:style style:name="T28" style:family="text">
      <style:text-properties officeooo:rsid="001ebd10"/>
    </style:style>
    <style:style style:name="T29" style:family="text">
      <style:text-properties officeooo:rsid="001f53ae"/>
    </style:style>
    <style:style style:name="T30" style:family="text">
      <style:text-properties officeooo:rsid="00202ac1"/>
    </style:style>
    <style:style style:name="T31" style:family="text">
      <style:text-properties officeooo:rsid="00210d74"/>
    </style:style>
    <style:style style:name="T32" style:family="text">
      <style:text-properties officeooo:rsid="00218a61"/>
    </style:style>
    <style:style style:name="T33" style:family="text">
      <style:text-properties officeooo:rsid="00232d6f"/>
    </style:style>
    <style:style style:name="T34" style:family="text">
      <style:text-properties officeooo:rsid="00242bbb"/>
    </style:style>
    <style:style style:name="T35" style:family="text">
      <style:text-properties officeooo:rsid="002506c5"/>
    </style:style>
    <style:style style:name="T36" style:family="text">
      <style:text-properties officeooo:rsid="00259246"/>
    </style:style>
    <style:style style:name="T37" style:family="text">
      <style:text-properties officeooo:rsid="002a6d7f"/>
    </style:style>
    <style:style style:name="T38" style:family="text">
      <style:text-properties officeooo:rsid="00331d51"/>
    </style:style>
    <style:style style:name="T39" style:family="text">
      <style:text-properties officeooo:rsid="0036ec75"/>
    </style:style>
    <style:style style:name="T40" style:family="text">
      <style:text-properties officeooo:rsid="0037fd94"/>
    </style:style>
    <style:style style:name="T41" style:family="text">
      <style:text-properties officeooo:rsid="003a9352"/>
    </style:style>
    <style:style style:name="T42" style:family="text">
      <style:text-properties officeooo:rsid="003c8203"/>
    </style:style>
    <style:style style:name="T43" style:family="text">
      <style:text-properties officeooo:rsid="003cd933"/>
    </style:style>
    <style:style style:name="T44" style:family="text">
      <style:text-properties officeooo:rsid="003f1845"/>
    </style:style>
    <style:style style:name="T45" style:family="text">
      <style:text-properties officeooo:rsid="003fa3fa"/>
    </style:style>
    <style:style style:name="T46" style:family="text">
      <style:text-properties officeooo:rsid="004031fb"/>
    </style:style>
    <style:style style:name="T47" style:family="text">
      <style:text-properties officeooo:rsid="0041283b"/>
    </style:style>
    <style:style style:name="T48" style:family="text">
      <style:text-properties officeooo:rsid="0042d7cc"/>
    </style:style>
    <style:style style:name="T49" style:family="text">
      <style:text-properties officeooo:rsid="0046b509"/>
    </style:style>
    <style:style style:name="T50" style:family="text">
      <style:text-properties officeooo:rsid="004b0a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7">Metriken implementieren: </text:span><text:span text:style-name="T8">micro </text:span><text:span text:style-name="T7">F1, </text:span><text:span text:style-name="T8">macro F1, precision, recall, hamming loss</text:span></text:p>
      <text:p text:style-name="P2">- <text:span text:style-name="T1">k-fold cross-validation implementieren</text:span></text:p>
      <text:p text:style-name="P10">- <text:span text:style-name="T10">combi Modell </text:span><text:span text:style-name="T11">wieder </text:span><text:span text:style-name="T10">zum laufen bringen</text:span></text:p>
      <text:p text:style-name="Text_20_body"><text:span text:style-name="T4">- </text:span><text:span text:style-name="T17">data augmentation implementieren mit </text:span><text:a xlink:type="simple" xlink:href="https://pypi.org/project/nlpaug/" text:style-name="Internet_20_link" text:visited-style-name="Visited_20_Internet_20_Link"><text:span text:style-name="T17">https://pypi.org/project/nlpaug/</text:span></text:a></text:p>
      <text:p text:style-name="Text_20_body">-<text:span text:style-name="T4"> </text:span><text:span text:style-name="T5">Schierholz lesen und abgleichen mit Nahoomi</text:span></text:p>
      <text:p text:style-name="Text_20_body">- <text:span text:style-name="T9">Visualisierung von Parametern die ich testen will, wo branches sind</text:span></text:p>
      <text:p text:style-name="Text_20_body">- <text:span text:style-name="T18">Handhabung besser machen, dass man es besser benutzen kann</text:span></text:p>
      <text:p text:style-name="Text_20_body">- <text:span text:style-name="T32">optimale confidence feststellen</text:span></text:p>
      <text:p text:style-name="Text_20_body">- <text:span text:style-name="T32">beste performance rausholen</text:span></text:p>
      <text:p text:style-name="Text_20_body">- <text:span text:style-name="T38">tests einbauen um sicher zu gehen dass die Daten auch am Ende richtig zugeordnet sind (also features und labels)</text:span></text:p>
      <text:p text:style-name="Text_20_body">- <text:span text:style-name="T39">Ergebnisse visualisieren mit jupyter notebook</text:span></text:p>
      <text:p text:style-name="Text_20_body"/>
      <text:h text:style-name="Heading_20_3" text:outline-level="3">Bis <text:span text:style-name="T40">7.1.22</text:span>:</text:h>
      <text:p text:style-name="P5">k-fold cross validation implementieren</text:p>
      <text:p text:style-name="P5">Visualisierung von Parametern</text:p>
      <text:p text:style-name="P5">Metriken implementieren</text:p>
      <text:p text:style-name="P15"><text:span text:style-name="T27">(evtl Parameter </text:span><text:span text:style-name="T3">implementieren)</text:span></text:p>
      <text:p text:style-name="P15"/>
      <text:h text:style-name="Heading_20_3" text:outline-level="3">Bis <text:span text:style-name="T40">21.1.22</text:span>:</text:h>
      <text:p text:style-name="P7">experiment aufbau durchdenken <text:span text:style-name="T41">und schriftlich festhalten</text:span></text:p>
      <text:p text:style-name="P17">laufzeit etwas optimieren</text:p>
      <text:p text:style-name="P6">weights and biases verwenden</text:p>
      <text:p text:style-name="P16">datenaugmentierung implementieren – <text:span text:style-name="T42">in progress</text:span></text:p>
      <text:p text:style-name="P7">durchdenken welche daten und visualisierungen ich abspeichern muss</text:p>
      <text:p text:style-name="P7"/>
      <text:p text:style-name="P11">Bis 28.<text:span text:style-name="T43">2</text:span>.22:</text:p>
      <text:p text:style-name="P11">- <text:span text:style-name="T4">datenaugementierung fixen</text:span></text:p>
      <text:p text:style-name="P11">- <text:span text:style-name="T4">laufzeit reduzieren!!</text:span></text:p>
      <text:p text:style-name="P11"><text:soft-page-break/>- visualisierungen mit w&amp;b von confidence mit accuracy/f1 score</text:p>
      <text:p text:style-name="P11">- </text:p>
      <text:p text:style-name="P11"/>
      <text:p text:style-name="P12">Bis 3.22</text:p>
      <text:p text:style-name="P12">- ich bin durch mit coden und es ist bereit zum generieren von ergebnissen</text:p>
      <text:p text:style-name="P12">- ich habe stichpunkte für die methods section in overleaf</text:p>
      <text:p text:style-name="P12">- ich habe stichpunkte für die background section in overleaf</text:p>
      <text:p text:style-name="P12"/>
      <text:h text:style-name="Heading_20_3" text:outline-level="3">Problem:</text:h>
      <text:p text:style-name="P18">Ich verwende von Anfang nur die Embeddings und nicht mehr strings, das ist ein riesiges Problem da ich zur Datenaugmentierung die strings brauche!!!</text:p>
      <text:p text:style-name="P18">Ich wandele derzeit viel zu früh in embeddings um!</text:p>
      <text:p text:style-name="Heading">konkret:</text:p>
      <text:p text:style-name="P3">pycharm project neu aufsetzen</text:p>
      <text:p text:style-name="P3">dinge rüberziehen</text:p>
      <text:p text:style-name="P3">k-fold cross validation durch änderung des test train splits, <text:span text:style-name="T33">jeweils für fasttext und meta modell</text:span></text:p>
      <text:p text:style-name="P1">- <text:span text:style-name="T6">markieren, an welchen Stellen ich etwas ändern muss</text:span></text:p>
      <text:p text:style-name="P8">- genau überlegen was ich als trainingsdaten, was als testdaten nehmen will</text:p>
      <text:p text:style-name="P23">- <text:span text:style-name="T19">ich habe welle 1 gelabelte Daten</text:span></text:p>
      <text:p text:style-name="P23">- <text:span text:style-name="T19">von welle 2 sind einige Daten über das Wörterbuch gelabelt </text:span><text:span text:style-name="T21">(ohne selbstständige)</text:span></text:p>
      <text:p text:style-name="P23">- <text:span text:style-name="T19">von welle 3 sind einige Daten über das Wörterbuch gelabelt </text:span><text:span text:style-name="T21">(ohne selbstständige)</text:span></text:p>
      <text:p text:style-name="P23">- <text:span text:style-name="T20">ich habe das Wörterbuch selbst mit passenden Oesch codes </text:span><text:span text:style-name="T23">(ohne selbstständige)</text:span></text:p>
      <text:p text:style-name="P23">- <text:span text:style-name="T22">ich habe die metadaten von welle 1, 2 und 3 (aufgeteilt nach selbstständige und angestellte)</text:span></text:p>
      <text:p text:style-name="P23">- <text:span text:style-name="T24">derzeit nutze ich welle 2 und welle 3 nur für das metadaten modell</text:span></text:p>
      <text:p text:style-name="P27">- <text:span text:style-name="T28">derzeit:</text:span></text:p>
      <text:p text:style-name="P24"><text:span text:style-name="T29">-fasttext modell: </text:span><text:span text:style-name="T28">trainingsdaten sind das komplette wörterbuch und ein Anteil </text:span><text:span text:style-name="T29">von welle 1 </text:span><text:span text:style-name="T30">in großschreibung und noch einmal in kleinschreibung</text:span></text:p>
      <text:p text:style-name="P24"><text:span text:style-name="T29">- </text:span><text:span text:style-name="T30">validierungsdaten sind nur von welle 1 der übrige Anteil</text:span></text:p>
      <text:p text:style-name="P25">- metamodell: <text:span text:style-name="T31">verwendet als trainingsdaten alle metadaten von einem anteil von welle 1, und vollständig von den über das Wörterbuch gelabelten Daten von Welle 2 und 3</text:span></text:p>
      <text:p text:style-name="P26">- validierungsdaten: nur den übrig gebliebenen Anteil von Welle 1</text:p>
      <text:p text:style-name="P28"><text:soft-page-break/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29">Frage: darf ich bei metamodell validierungsdaten auch einen Anteil der gelabelten Daten von Welle 2 und 3 nehmen? Tendenziell nein, da ich dann über eine ecke trainingsdaten in den validierungsdaten habe?</text:p>
      <text:p text:style-name="P8">- pipeline in presplit und postsplit aufteilen</text:p>
      <text:p text:style-name="P23">- <text:span text:style-name="T25">presplit werden trainings und validierungsdaten gleich behandelt (also einlesen, formatieren etc.</text:span><text:span text:style-name="T34">)</text:span></text:p>
      <text:p text:style-name="P23">- <text:span text:style-name="T26">postsplit werden trainings und validierungsdaten unterschiedlich behandelt (data augmentation, normalisieren etc.)</text:span></text:p>
      <text:p text:style-name="P8">- darauf achten, dass datenformate gleich bleiben für weitere Verarbeitung</text:p>
      <text:p text:style-name="P8"/>
      <text:p text:style-name="P9">Plan:</text:p>
      <text:p text:style-name="P13">datengenerierung aufteilen in</text:p>
      <text:p text:style-name="P4">-<text:span text:style-name="T35">presplit datengenerierung, enthält nur die welle 1 daten</text:span></text:p>
      <text:p text:style-name="P9">- <text:span text:style-name="T35">postsplit datenaugmentierung, einmal für meta modell (hinzunahme von welle 2 und 3 Daten), sowie für das fasttext modell (hinzunahme des Wörterbuchs, </text:span><text:span text:style-name="T36">lowercasing, andere augmentierungsformen</text:span><text:span text:style-name="T35">)</text:span></text:p>
      <text:p text:style-name="P9"/>
      <text:h text:style-name="Heading_20_3" text:outline-level="3">Fragen:</text:h>
      <text:p text:style-name="P14">Muss ich einen Teil der Daten komplett aus dem Crossvalidation Ding rauslassen? <text:span text:style-name="T37">Also daten in train, test und validation datensatz teilen? </text:span><text:span text:style-name="T39">Nein vermutlich nicht nötig</text:span></text:p>
      <text:p text:style-name="P19">Sollte ich weights and biases verwenden? <text:span text:style-name="T39">Ja</text:span></text:p>
      <text:p text:style-name="P19"/>
      <text:p text:style-name="P20">Was noch zu tun ist:</text:p>
      <text:p text:style-name="P21">- <text:span text:style-name="T4">datensatz shufflen und embeddings hinzufügen, </text:span><text:span text:style-name="T12">einmal Mats fragen</text:span></text:p>
      <text:p text:style-name="P21">-<text:span text:style-name="T4"> </text:span><text:span text:style-name="T12">remove numbers und remove punctuation implementieren</text:span></text:p>
      <text:p text:style-name="P21">- <text:span text:style-name="T49">einmal überprüfen ob Datensatz nicht broken ist</text:span></text:p>
      <text:p text:style-name="P21">- <text:span text:style-name="T13">model </text:span><text:span text:style-name="T14">training caching schneller machen</text:span></text:p>
      <text:p text:style-name="P21">- <text:span text:style-name="T49">neural network hinzufügen</text:span></text:p>
      <text:p text:style-name="P21">- <text:span text:style-name="T45">config updaten</text:span></text:p>
      <text:p text:style-name="P21">- <text:span text:style-name="T14">debuggen</text:span></text:p>
      <text:p text:style-name="P21">- <text:span text:style-name="T15">combi dataset </text:span><text:span text:style-name="T16">anpassen und probieren ob es noch läuft</text:span></text:p>
      <text:p text:style-name="P31"><text:soft-page-break/>- handgelabelte daten in prozess einbinden</text:p>
      <text:p text:style-name="P31">- <text:span text:style-name="T50">evaluierung hübsch machen</text:span></text:p>
      <text:p text:style-name="P21"/>
      <text:p text:style-name="P22">Background section:</text:p>
      <text:p text:style-name="P22">stelle Fasttext vor</text:p>
      <text:p text:style-name="P22">stelle problem vor von occupation coding</text:p>
      <text:p text:style-name="P22">ende: warum ich problem von occupation coding und fasttext kombinie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3-14T18:38:00.782000000</dc:date>
    <meta:editing-duration>P15DT13H48M27S</meta:editing-duration>
    <meta:editing-cycles>59</meta:editing-cycles>
    <meta:generator>LibreOffice/7.0.3.1$Windows_X86_64 LibreOffice_project/d7547858d014d4cf69878db179d326fc3483e082</meta:generator>
    <meta:document-statistic meta:table-count="0" meta:image-count="0" meta:object-count="0" meta:page-count="4" meta:paragraph-count="80" meta:word-count="671" meta:character-count="4533" meta:non-whitespace-character-count="3940"/>
  </office:meta>
</office:document-meta>
</file>